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C000001AC0D53D0F2083DDBF7.png" manifest:media-type="image/png"/>
  <manifest:file-entry manifest:full-path="Pictures/10000000000004000000040025DFD69227F47267.jpg" manifest:media-type="image/jpeg"/>
  <manifest:file-entry manifest:full-path="Pictures/1000000000000400000004008E9CC6FB77915BC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4.309cm, 0cm, 4.907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.89cm, 0cm, 1.52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9.064cm" svg:height="19.064cm" svg:x="0.986cm" svg:y="4.35cm">
          <draw:image xlink:href="Pictures/1000000000000400000004008E9CC6FB77915BC4.jpg" xlink:type="simple" xlink:show="embed" xlink:actuate="onLoad" draw:mime-type="image/jpeg">
            <text:p/>
          </draw:image>
        </draw:frame>
        <draw:frame draw:style-name="gr2" draw:text-style-name="P1" draw:layer="layout" svg:width="4.697cm" svg:height="3.099cm" svg:x="13.725cm" svg:y="18.62cm">
          <draw:image xlink:href="Pictures/10000000000004000000040025DFD69227F47267.jpg" xlink:type="simple" xlink:show="embed" xlink:actuate="onLoad" draw:mime-type="image/jpeg">
            <text:p/>
          </draw:image>
        </draw:frame>
        <draw:frame draw:style-name="gr3" draw:text-style-name="P1" draw:layer="layout" svg:width="16.37cm" svg:height="11.323cm" svg:x="-10.252cm" svg:y="2.838cm">
          <draw:image xlink:href="Pictures/10000000000002EC000001AC0D53D0F2083DDBF7.png" xlink:type="simple" xlink:show="embed" xlink:actuate="onLoad" draw:mime-type="image/png">
            <text:p/>
          </draw:image>
        </draw:frame>
      </draw:page>
      <draw:page draw:name="page2" draw:style-name="dp1" draw:master-page-name="Predeterminado">
        <draw:frame draw:style-name="gr1" draw:text-style-name="P1" draw:layer="layout" svg:width="19.064cm" svg:height="19.064cm" svg:x="0.986cm" svg:y="4.35cm">
          <draw:image xlink:href="Pictures/1000000000000400000004008E9CC6FB77915BC4.jpg" xlink:type="simple" xlink:show="embed" xlink:actuate="onLoad" draw:mime-type="image/jpeg">
            <text:p/>
          </draw:image>
        </draw:frame>
        <draw:frame draw:style-name="gr3" draw:text-style-name="P1" draw:layer="layout" svg:width="4.359cm" svg:height="3.015cm" svg:x="14.682cm" svg:y="18.985cm">
          <draw:image xlink:href="Pictures/10000000000002EC000001AC0D53D0F2083DDBF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eLo Verdier</meta:initial-creator>
    <meta:creation-date>2024-11-08T22:30:24.254716771</meta:creation-date>
    <dc:date>2024-11-08T22:34:46.623208892</dc:date>
    <dc:creator>CheLo Verdier</dc:creator>
    <meta:editing-duration>PT4M26S</meta:editing-duration>
    <meta:editing-cycles>1</meta:editing-cycles>
    <meta:document-statistic meta:object-count="5"/>
    <meta:generator>LibreOffice/7.4.0.3$Linux_X86_64 LibreOffice_project/f85e47c08ddd19c015c0114a68350214f7066f5a</meta:generator>
  </office:meta>
</office:document-meta>
</file>